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but where it doesnt should just faded it when not close and paint the ground green where it is.</text:p>
      <text:p text:style-name="Standard">I dont know if I can chose places where it is different</text:p>
      <text:p text:style-name="Standard">restructure the max bar</text:p>
      <text:p text:style-name="Standard">Recode with coroutines</text:p>
      <text:p text:style-name="Standard">Play drum roll for the stageTimer</text:p>
      <text:p text:style-name="Standard">When team select arrow grows accumulating volts as hits end goes green timer for 3 seconds</text:p>
      <text:p text:style-name="Standard">When shrink team select not catch the jumps theyre scaled down</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text:p>
      <text:p text:style-name="Standard">https://stackoverflow.com/questions/9688237/how-to-prevent-colliders-from-passing-through-each-other</text:p>
      <text:p text:style-name="Standard"/>
      <text:p text:style-name="Standard">Look into view port rectangle forsplit screen</text:p>
      <text:p text:style-name="Standard"><text:soft-page-break/>Take triggers off colliders to make the boat collide freez x z rotation and y position but seems not to turn or very little, maybe because so little difference in angle force being applied need to check though think it is 30 degree</text:p>
      <text:p text:style-name="Standard">Colliders strangley push up triggers too on the camera triggers</text:p>
      <text:p text:style-name="Standard">Need change code so doesn’t accelerate out of hand</text:p>
      <text:p text:style-name="Standard">But then issues of spinning and sinking and then not like turning once freezing directions</text:p>
      <text:p text:style-name="Standard">Also the speed now accelerates probably because when not a trigger it suddenly has weight</text:p>
      <text:p text:style-name="Standard">And so now it builds momentum</text:p>
      <text:p text:style-name="Standard">Needs more speed to move too</text:p>
      <text:p text:style-name="Standard"/>
      <text:p text:style-name="Standard">Could be useful for floating health boxes dropped when sink ai or would if dropped from sky it break the tone?</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Architecture ship needs revising when do i want script for control and where collision etc</text:p>
      <text:p text:style-name="Standard"/>
      <text:p text:style-name="Standard">Would be nice if the wake image’s alpha was related to speed</text:p>
      <text:p text:style-name="Standard">Make separate hud canvas have it on a timer so turns off after your used to the game. Reappearing and showing rival too when battle cam is activated</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text:p>
      <text:p text:style-name="Standard">Ai random choose circle direction so will stop facing each other when both try and circle</text:p>
      <text:p text:style-name="Standard">Taken a trigger collider off the player ship need to check collision a cannonball location detection</text:p>
      <text:p text:style-name="Standard"><text:soft-page-break/>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text:p>
      <text:p text:style-name="Standard">Seagulls</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Standard"><text:soft-pag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33</meta:editing-cycles>
    <meta:creation-date>2018-10-19T14:39:00</meta:creation-date>
    <dc:date>2018-11-08T17:30:06.77</dc:date>
    <meta:editing-duration>PT27M12S</meta:editing-duration>
    <meta:generator>OpenOffice/4.1.5$Win32 OpenOffice.org_project/415m1$Build-9789</meta:generator>
    <meta:document-statistic meta:table-count="0" meta:image-count="0" meta:object-count="0" meta:page-count="4" meta:paragraph-count="56" meta:word-count="806" meta:character-count="463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